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b644" officeooo:paragraph-rsid="000eb644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b644" officeooo:paragraph-rsid="000eb644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eb644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6" style:family="paragraph" style:parent-style-name="Standard">
      <style:text-properties fo:color="#ff0000" loext:opacity="100%" style:text-underline-style="solid" style:text-underline-width="auto" style:text-underline-color="font-color" fo:font-weight="bold" officeooo:rsid="000eb644" officeooo:paragraph-rsid="000eb644" style:font-weight-asian="bold" style:font-weight-complex="bold"/>
    </style:style>
    <style:style style:name="P7" style:family="paragraph" style:parent-style-name="Standard">
      <style:text-properties fo:color="#00a933" loext:opacity="100%" officeooo:rsid="000eb644" officeooo:paragraph-rsid="000eb644"/>
    </style:style>
    <style:style style:name="P8" style:family="paragraph" style:parent-style-name="Standard">
      <style:text-properties fo:color="#e16173" loext:opacity="100%" fo:font-weight="bold" officeooo:rsid="000eb644" officeooo:paragraph-rsid="000eb644" style:font-weight-asian="bold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80373" loext:opacity="100%" fo:font-weight="bold" officeooo:rsid="000eb644" officeooo:paragraph-rsid="000eb644" style:font-weight-asian="bold" style:font-weight-complex="bold"/>
    </style:style>
    <style:style style:name="T1" style:family="text">
      <style:text-properties fo:color="#000000" loext:opacity="100%" style:font-name="Consolas" fo:font-size="10pt" style:font-size-asian="10pt"/>
    </style:style>
    <style:style style:name="T2" style:family="text">
      <style:text-properties fo:color="#000000" loext:opacity="100%" style:font-name="Consolas" fo:font-size="10pt" officeooo:rsid="000eb644" style:font-size-asian="10pt"/>
    </style:style>
    <style:style style:name="T3" style:family="text">
      <style:text-properties fo:color="#268bd2" loext:opacity="100%" style:font-name="Consolas" fo:font-size="10pt" style:font-size-asian="10pt"/>
    </style:style>
    <style:style style:name="T4" style:family="text">
      <style:text-properties style:font-name="Consolas" fo:font-size="10pt" style:font-size-asian="10pt"/>
    </style:style>
    <style:style style:name="T5" style:family="text">
      <style:text-properties style:font-name="Consolas" fo:font-size="10pt" style:font-size-asian="10pt"/>
    </style:style>
    <style:style style:name="T6" style:family="text">
      <style:text-properties fo:color="#646464" loext:opacity="100%" style:font-name="Consolas" fo:font-size="10pt" style:font-size-asian="10pt"/>
    </style:style>
    <style:style style:name="T7" style:family="text">
      <style:text-properties fo:color="#7f0055" loext:opacity="100%" style:font-name="Consolas" fo:font-size="10pt" fo:font-weight="bold" style:font-size-asian="10pt" style:font-weight-asian="bold"/>
    </style:style>
    <style:style style:name="T8" style:family="text">
      <style:text-properties fo:color="#0000c0" loext:opacity="100%" style:font-name="Consolas" fo:font-size="10pt" style:font-size-asian="10pt"/>
    </style:style>
    <style:style style:name="T9" style:family="text">
      <style:text-properties fo:color="#0000c0" loext:opacity="100%" style:font-name="Consolas" fo:font-size="10pt" fo:font-style="italic" fo:font-weight="bold" style:font-size-asian="10pt" style:font-style-asian="italic" style:font-weight-asian="bold"/>
    </style:style>
    <style:style style:name="T10" style:family="text">
      <style:text-properties fo:color="#6a3e3e" loext:opacity="100%" style:font-name="Consolas" fo:font-size="10pt" style:font-size-asian="10pt"/>
    </style:style>
    <style:style style:name="T11" style:family="text">
      <style:text-properties fo:color="#2a00ff" loext:opacity="100%" style:font-name="Consolas" fo:font-size="10pt" style:font-size-asian="10pt"/>
    </style:style>
    <style:style style:name="T12" style:family="text">
      <style:text-properties fo:color="#2a00ff" loext:opacity="100%" style:font-name="Consolas" fo:font-size="10pt" officeooo:rsid="000eb644" style:font-size-asian="10pt"/>
    </style:style>
    <style:style style:name="T13" style:family="text">
      <style:text-properties fo:color="#2aa198" loext:opacity="100%" style:font-name="Consolas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pringBoot Email Library</text:p>
      <text:p text:style-name="P1"/>
      <text:p text:style-name="P1"/>
      <text:p text:style-name="P7">pom file</text:p>
      <text:p text:style-name="P1"/>
      <text:p text:style-name="P3" loext:marker-style-name="T4"><text:span text:style-name="T1"><text:tab/>&lt;</text:span><text:span text:style-name="T3">dependency</text:span><text:span text:style-name="T1">&gt;</text:span></text:p>
      <text:p text:style-name="P3" loext:marker-style-name="T4"><text:span text:style-name="T1"><text:tab/><text:tab/><text:tab/>&lt;</text:span><text:span text:style-name="T3">groupId</text:span><text:span text:style-name="T1">&gt;org.springframework.boot&lt;/</text:span><text:span text:style-name="T3">groupId</text:span><text:span text:style-name="T1">&gt;</text:span></text:p>
      <text:p text:style-name="P3" loext:marker-style-name="T4"><text:span text:style-name="T1"><text:tab/><text:tab/><text:tab/>&lt;</text:span><text:span text:style-name="T3">artifactId</text:span><text:span text:style-name="T1">&gt;spring-boot-starter-mail&lt;/</text:span><text:span text:style-name="T3">artifactId</text:span><text:span text:style-name="T1">&gt;</text:span></text:p>
      <text:p text:style-name="P1"><text:span text:style-name="T1"><text:tab/><text:tab/>&lt;/</text:span><text:span text:style-name="T3">dependency</text:span><text:span text:style-name="T1">&gt;</text:span></text:p>
      <text:p text:style-name="P1"><text:span text:style-name="T1"/></text:p>
      <text:p text:style-name="P1"><text:span text:style-name="T1"/></text:p>
      <text:p text:style-name="P8"><text:span text:style-name="T4">Mail Configuration source</text:span></text:p>
      <text:p text:style-name="P1"><text:span text:style-name="T1"/></text:p>
      <text:p text:style-name="P3" loext:marker-style-name="T4"><text:span text:style-name="T1"><text:tab/></text:span><text:span text:style-name="T6">@Service</text:span></text:p>
      <text:p text:style-name="P3" loext:marker-style-name="T4"><text:span text:style-name="T1"><text:tab/></text:span><text:span text:style-name="T7">public</text:span><text:span text:style-name="T1"> </text:span><text:span text:style-name="T7">class</text:span><text:span text:style-name="T1"> MailServiceProvider {</text:span></text:p>
      <text:p text:style-name="P3" loext:marker-style-name="T4"><text:span text:style-name="T1"><text:tab/> <text:s text:c="3"/></text:span><text:span text:style-name="T6">@Autowired</text:span></text:p>
      <text:p text:style-name="P3" loext:marker-style-name="T4"><text:span text:style-name="T1"><text:tab/> <text:s text:c="3"/></text:span><text:span text:style-name="T7">private</text:span><text:span text:style-name="T1"> JavaMailSender </text:span><text:span text:style-name="T8">mailSender</text:span><text:span text:style-name="T1">;</text:span></text:p>
      <text:p text:style-name="P5" loext:marker-style-name="T4"/>
      <text:p text:style-name="P3" loext:marker-style-name="T4"><text:span text:style-name="T1"><text:tab/> <text:s text:c="3"/></text:span><text:span text:style-name="T7">public</text:span><text:span text:style-name="T1"> </text:span><text:span text:style-name="T7">void</text:span><text:span text:style-name="T1"> sendSimpleEmail() {</text:span></text:p>
      <text:p text:style-name="P3" loext:marker-style-name="T4"><text:span text:style-name="T1"><text:tab/> <text:s text:c="7"/>SimpleMailMessage </text:span><text:span text:style-name="T10">message</text:span><text:span text:style-name="T1"> = </text:span><text:span text:style-name="T7">new</text:span><text:span text:style-name="T1"> SimpleMailMessage();</text:span></text:p>
      <text:p text:style-name="P3" loext:marker-style-name="T4"><text:span text:style-name="T1"><text:tab/> <text:s text:c="7"/></text:span><text:span text:style-name="T10">message</text:span><text:span text:style-name="T1">.setTo(</text:span><text:span text:style-name="T11">" </text:span><text:span text:style-name="T12">to address</text:span><text:span text:style-name="T11">"</text:span><text:span text:style-name="T1">);</text:span></text:p>
      <text:p text:style-name="P3" loext:marker-style-name="T4"><text:span text:style-name="T1"><text:tab/> <text:s text:c="7"/></text:span><text:span text:style-name="T10">message</text:span><text:span text:style-name="T1">.setText(</text:span><text:span text:style-name="T11">"Hello"</text:span><text:span text:style-name="T1">);</text:span></text:p>
      <text:p text:style-name="P3" loext:marker-style-name="T4"><text:span text:style-name="T1"><text:tab/> <text:s text:c="7"/></text:span><text:span text:style-name="T10">message</text:span><text:span text:style-name="T1">.setSubject(</text:span><text:span text:style-name="T11">"Test"</text:span><text:span text:style-name="T1">);</text:span></text:p>
      <text:p text:style-name="P3" loext:marker-style-name="T4"><text:span text:style-name="T1"><text:tab/> <text:s text:c="7"/></text:span><text:span text:style-name="T8">mailSender</text:span><text:span text:style-name="T1">.send(</text:span><text:span text:style-name="T10">message</text:span><text:span text:style-name="T1">); //</text:span><text:span text:style-name="T2">works when we have above dependency</text:span></text:p>
      <text:p text:style-name="P3" loext:marker-style-name="T4"><text:span text:style-name="T1"><text:tab/> <text:s text:c="7"/>System.</text:span><text:span text:style-name="T9">out</text:span><text:span text:style-name="T1">.println(</text:span><text:span text:style-name="T11">"Mail Send..."</text:span><text:span text:style-name="T1">);</text:span></text:p>
      <text:p text:style-name="P5" loext:marker-style-name="T4"/>
      <text:p text:style-name="P5" loext:marker-style-name="T4"/>
      <text:p text:style-name="P3" loext:marker-style-name="T4"><text:span text:style-name="T1"><text:tab/> <text:s text:c="3"/>}</text:span><text:span text:style-name="T1"/></text:p>
      <text:p text:style-name="P5" loext:marker-style-name="T4"/>
      <text:p text:style-name="P3" loext:marker-style-name="T4"><text:span text:style-name="T1"><text:tab/> <text:s text:c="3"/>}</text:span></text:p>
      <text:p text:style-name="P3" loext:marker-style-name="T4"><text:span text:style-name="T1"/></text:p>
      <text:p text:style-name="P3" loext:marker-style-name="T4"><text:span text:style-name="T1"/></text:p>
      <text:p text:style-name="P9" loext:marker-style-name="T4"><text:span text:style-name="T4">Application.properties</text:span></text:p>
      <text:p text:style-name="P2" loext:marker-style-name="T4"><text:span text:style-name="T1"/></text:p>
      <text:p text:style-name="P4" loext:marker-style-name="T4"><text:span text:style-name="T1">spring.mail.host=</text:span><text:span text:style-name="T13">smtp.gmail.com</text:span></text:p>
      <text:p text:style-name="P3" loext:marker-style-name="T4"><text:span text:style-name="T1">spring.mail.port=</text:span><text:span text:style-name="T13">587</text:span></text:p>
      <text:p text:style-name="P3" loext:marker-style-name="T4"><text:span text:style-name="T1">spring.mail.username=</text:span><text:span text:style-name="T13">sbgoud63@gmail.com</text:span></text:p>
      <text:p text:style-name="P3" loext:marker-style-name="T4"><text:span text:style-name="T1">spring.mail.password=</text:span><text:span text:style-name="T13">onsb ogeq xrxa smsz <text:s text:c="417"/></text:span></text:p>
      <text:p text:style-name="P3" loext:marker-style-name="T4"><text:span text:style-name="T1">spring.mail.properties.mail.smtp.auth=</text:span><text:span text:style-name="T13">true</text:span></text:p>
      <text:p text:style-name="P2" loext:marker-style-name="T4"><text:span text:style-name="T1">spring.mail.properties.mail.smtp.starttls.enable=</text:span><text:span text:style-name="T13">true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3:48:17.993000000</meta:creation-date>
    <dc:date>2023-12-01T13:56:42.516000000</dc:date>
    <meta:editing-duration>PT8M29S</meta:editing-duration>
    <meta:editing-cycles>1</meta:editing-cycles>
    <meta:document-statistic meta:table-count="0" meta:image-count="0" meta:object-count="0" meta:page-count="1" meta:paragraph-count="27" meta:word-count="56" meta:character-count="1279" meta:non-whitespace-character-count="742"/>
    <meta:generator>LibreOffice/7.5.5.2$Windows_X86_64 LibreOffice_project/ca8fe7424262805f223b9a2334bc7181abbcbf5e</meta:generator>
  </office:meta>
</office:document-meta>
</file>